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ynchronizationAdapter.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ynchronizationAdapter.beforeCommit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ynchronizationAdapter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ynchronizationAdapter.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ynchronizationAdapter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ynchronizationAdap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ynchronizationAdap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Adapter.afte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